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is a <text:span text:style-name="Strong_20_Emphasis">clear, concise summary in English of the key conclusions</text:span> of the analysis, focusing on substance rather than budgetary detail:</text:p>
      <text:p text:style-name="Horizontal_20_Line"/>
      <text:h text:style-name="Heading_20_2" text:outline-level="2">Key Conclusions of the Analysis</text:h>
      <text:h text:style-name="Heading_20_3" text:outline-level="3">1. <text:span text:style-name="Strong_20_Emphasis">France 2030 is a powerful but imperfect research funding tool</text:span></text:h>
      <text:p text:style-name="Text_20_body">The France 2030 investment plan represents an unprecedented effort (€54bn) to support innovation, decarbonation, and strategic technologies, including nuclear energy. It has had <text:span text:style-name="Strong_20_Emphasis">real positive effects</text:span> on research dynamism, industrial innovation, and public–private collaboration, with a strong environmental orientation (about half of funded spending has a positive environmental impact) .</text:p>
      <text:p text:style-name="Text_20_body">However, the plan <text:span text:style-name="Strong_20_Emphasis">cannot replace stable, long-term funding</text:span> for research institutions. Its heavy reliance on competitive calls for projects creates uncertainty, does not cover fixed research costs, and is poorly suited to long-term scientific challenges such as energy transition and sustainability .</text:p>
      <text:p text:style-name="Horizontal_20_Line"/>
      <text:h text:style-name="Heading_20_3" text:outline-level="3">2. <text:span text:style-name="Strong_20_Emphasis">Governance of France 2030 lacks clarity and efficiency</text:span></text:h>
      <text:p text:style-name="Text_20_body">Despite ambitions to simplify governance, France 2030 suffers from <text:span text:style-name="Strong_20_Emphasis">excessive complexity</text:span>, with multiple overlapping decision-making bodies and a proliferation of thematic calls for projects. This undermines readability, slows decision-making, and makes the system difficult to navigate for researchers and companies .</text:p>
      <text:p text:style-name="Horizontal_20_Line"/>
      <text:h text:style-name="Heading_20_3" text:outline-level="3">3. <text:span text:style-name="Strong_20_Emphasis">Nuclear research is central to France’s energy sovereignty</text:span></text:h>
      <text:p text:style-name="Text_20_body">The report strongly affirms that <text:span text:style-name="Strong_20_Emphasis">civil nuclear research is a strategic pillar of French energy sovereignty and decarbonation</text:span>. Nuclear power currently supplies around two-thirds of France’s electricity and enables a very low-carbon power mix. Maintaining and renewing this advantage requires sustained research, industrial capability, and independent safety expertise .</text:p>
      <text:p text:style-name="Horizontal_20_Line"/>
      <text:h text:style-name="Heading_20_3" text:outline-level="3">4. <text:span text:style-name="Strong_20_Emphasis">Research priorities are split between medium-term deployment and long-term breakthroughs</text:span></text:h>
      <text:p text:style-name="Text_20_body">Nuclear research follows two distinct timelines:</text:p>
      <text:list text:style-name="L1">
        <text:list-item>
          <text:p text:style-name="P1"><text:span text:style-name="Strong_20_Emphasis">Medium-term (to ~2050):</text:span> extending the life of existing reactors, delivering EPR2 reactors, developing SMRs, and adapting nuclear plants to climate change (especially water constraints).</text:p>
        </text:list-item>
        <text:list-item>
          <text:p text:style-name="P1"><text:span text:style-name="Strong_20_Emphasis">Long-term (to ~2100):</text:span> preparing next-generation (Gen IV) reactors and nuclear fusion, which require massive investment, international cooperation, and patience due to low technological maturity .</text:p>
        </text:list-item>
      </text:list>
      <text:p text:style-name="Horizontal_20_Line"/>
      <text:h text:style-name="Heading_20_3" text:outline-level="3"><text:soft-page-break/>5. <text:span text:style-name="Strong_20_Emphasis">Funding levels are significant but planning is insufficient</text:span></text:h>
      <text:p text:style-name="Text_20_body">While public and private funding for nuclear research is substantial and generally coherent, the report highlights a <text:span text:style-name="Strong_20_Emphasis">lack of long-term strategic planning</text:span> aligned with stated ambitions. This is particularly evident in:</text:p>
      <text:list text:style-name="L2">
        <text:list-item>
          <text:p text:style-name="P2">The uncertainty around SMR economic viability,</text:p>
        </text:list-item>
        <text:list-item>
          <text:p text:style-name="P2">The suspension/redesign of the NUWARD SMR project,</text:p>
        </text:list-item>
        <text:list-item>
          <text:p text:style-name="P2">Persistent industrial skill shortages after decades without reactor construction .</text:p>
        </text:list-item>
      </text:list>
      <text:p text:style-name="Horizontal_20_Line"/>
      <text:h text:style-name="Heading_20_3" text:outline-level="3">6. <text:span text:style-name="Strong_20_Emphasis">Serious concerns about nuclear safety governance</text:span></text:h>
      <text:p text:style-name="Text_20_body">The report raises <text:span text:style-name="Strong_20_Emphasis">strong concerns about the underfunding of the new nuclear safety authority (ASNR)</text:span>, created by merging ASN and IRSN. Budget shortfalls risk weakening safety oversight, slowing licensing decisions, and cutting research capacity—precisely when nuclear activity is set to expand sharply .</text:p>
      <text:p text:style-name="Horizontal_20_Line"/>
      <text:h text:style-name="Heading_20_3" text:outline-level="3">7. <text:span text:style-name="Strong_20_Emphasis">The SMR strategy carries high uncertainty and systemic risks</text:span></text:h>
      <text:p text:style-name="Text_20_body">Small Modular Reactors could disrupt France’s traditional nuclear model (“one operator, one technology, one use”), but their <text:span text:style-name="Strong_20_Emphasis">commercial viability, safety governance, financial robustness, and waste management responsibilities remain unresolved</text:span>. The emergence of private SMR operators raises questions about long-term liability and public risk exposure .</text:p>
      <text:p text:style-name="Horizontal_20_Line"/>
      <text:h text:style-name="Heading_20_3" text:outline-level="3">8. <text:span text:style-name="Strong_20_Emphasis">France must prepare for the post–France 2030 era</text:span></text:h>
      <text:p text:style-name="Text_20_body">The analysis concludes that while the current budget is acceptable, <text:span text:style-name="Strong_20_Emphasis">France urgently needs a successor framework</text:span> that ensures:</text:p>
      <text:list text:style-name="L3">
        <text:list-item>
          <text:p text:style-name="P3">Predictable, long-term funding for research,</text:p>
        </text:list-item>
        <text:list-item>
          <text:p text:style-name="P3">Strong public research institutions,</text:p>
        </text:list-item>
        <text:list-item>
          <text:p text:style-name="P3">Strategic planning aligned with long-term climate and energy goals.</text:p>
        </text:list-item>
      </text:list>
      <text:p text:style-name="Text_20_body">Calls-for-projects should remain a <text:span text:style-name="Strong_20_Emphasis">complement</text:span>, not the backbone, of research funding .</text:p>
      <text:p text:style-name="Horizontal_20_Line"/>
      <text:p text:style-name="Text_20_body">If you’d like, I can:</text:p>
      <text:list text:style-name="L4">
        <text:list-item>
          <text:p text:style-name="P4">Condense this into a <text:span text:style-name="Strong_20_Emphasis">1-page executive brief</text:span></text:p>
        </text:list-item>
        <text:list-item>
          <text:p text:style-name="P4">Reframe it for <text:span text:style-name="Strong_20_Emphasis">policy, investor, or academic audiences</text:span></text:p>
        </text:list-item>
        <text:list-item>
          <text:p text:style-name="P4">Extract <text:span text:style-name="Strong_20_Emphasis">implications specifically for SMRs, nuclear safety, or EU energy policy</text:span></text:p>
        </text:list-item>
      </text:list>
      <text:p text:style-name="Standard"/>
      <text:p text:style-name="Standard"/>
      <text:p text:style-name="Text_20_body"><text:soft-page-break/>Below is a <text:span text:style-name="Strong_20_Emphasis">focused, analytical expansion on the SMR implications</text:span>, explicitly framed to help you interpret <text:span text:style-name="Strong_20_Emphasis">how the legislative review and France 2030 governance may have contributed to funding delays that weakened NAAREA</text:span>. I’ll separate <text:span text:style-name="Strong_20_Emphasis">what the report clearly establishes</text:span>, <text:span text:style-name="Strong_20_Emphasis">what it implies structurally</text:span>, and <text:span text:style-name="Strong_20_Emphasis">how that maps onto a plausible failure pathway for an SMR start-up like NAAREA</text:span>.</text:p>
      <text:p text:style-name="Horizontal_20_Line"/>
      <text:h text:style-name="Heading_20_2" text:outline-level="2">1. What the legislative review <text:span text:style-name="Emphasis">explicitly</text:span> says about SMRs</text:h>
      <text:p text:style-name="Text_20_body">The parliamentary report is cautious but unusually direct for an official budgetary opinion. Its key findings on SMRs are:</text:p>
      <text:h text:style-name="Heading_20_3" text:outline-level="3">a) SMRs are treated as <text:span text:style-name="Emphasis">strategic but speculative</text:span></text:h>
      <text:list text:style-name="L5">
        <text:list-item>
          <text:p text:style-name="P5">SMRs are framed as <text:span text:style-name="Strong_20_Emphasis">potential disruptors</text:span> of France’s historical nuclear model (“one operator, one technology, one use”), not as a mature industrial solution.</text:p>
        </text:list-item>
        <text:list-item>
          <text:p text:style-name="P5">Their <text:span text:style-name="Strong_20_Emphasis">commercial viability at scale is explicitly questioned</text:span>, with doubts about:</text:p>
          <text:list>
            <text:list-item>
              <text:p text:style-name="P5">Standardisation</text:p>
            </text:list-item>
            <text:list-item>
              <text:p text:style-name="P5">Series production</text:p>
            </text:list-item>
            <text:list-item>
              <text:p text:style-name="P5">Cost competitiveness</text:p>
            </text:list-item>
            <text:list-item>
              <text:p text:style-name="P5">Market demand beyond pilots</text:p>
            </text:list-item>
          </text:list>
        </text:list-item>
      </text:list>
      <text:p text:style-name="Text_20_body">This is not ideological opposition; it is a <text:span text:style-name="Strong_20_Emphasis">risk-based assessment</text:span> grounded in industrial economics .</text:p>
      <text:p text:style-name="Horizontal_20_Line"/>
      <text:h text:style-name="Heading_20_3" text:outline-level="3">b) Public funding is intentionally thin and selective</text:h>
      <text:p text:style-name="Text_20_body">The report makes a crucial point that is easy to miss:</text:p>
      <text:p text:style-name="Quotations"><text:span text:style-name="Emphasis">France 2030’s nuclear envelope is sized to allow the emergence of </text:span><text:span text:style-name="Emphasis"><text:span text:style-name="Strong_20_Emphasis">one</text:span></text:span><text:span text:style-name="Emphasis"> French SMR champion — not several.</text:span></text:p>
      <text:p text:style-name="Text_20_body">This means:</text:p>
      <text:list text:style-name="L6">
        <text:list-item>
          <text:p text:style-name="P6">The State <text:span text:style-name="Strong_20_Emphasis">never intended to fully carry multiple SMR players</text:span> through demonstration and industrialisation.</text:p>
        </text:list-item>
        <text:list-item>
          <text:p text:style-name="P6">Calls for projects were designed to <text:span text:style-name="Strong_20_Emphasis">signal, not guarantee</text:span>, long-term backing.</text:p>
        </text:list-item>
      </text:list>
      <text:p text:style-name="Text_20_body">This is stated almost explicitly by the CEA and echoed by the rapporteur’s concerns .</text:p>
      <text:p text:style-name="Horizontal_20_Line"/>
      <text:h text:style-name="Heading_20_3" text:outline-level="3">c) The NUWARD shock changed the risk perception overnight</text:h>
      <text:p text:style-name="Text_20_body">The suspension/redesign of EDF’s NUWARD project is treated in the report as a <text:span text:style-name="Strong_20_Emphasis">systemic warning</text:span>, not an isolated failure:</text:p>
      <text:list text:style-name="L7">
        <text:list-item>
          <text:p text:style-name="P7">NUWARD’s business plan was judged “not economically sustainable”</text:p>
        </text:list-item>
        <text:list-item>
          <text:p text:style-name="P7"><text:soft-page-break/>The project consumed <text:span text:style-name="Strong_20_Emphasis">€300m of public support</text:span></text:p>
        </text:list-item>
        <text:list-item>
          <text:p text:style-name="P7">Its halt exposed the fragility of SMR economics even for a state-backed actor</text:p>
        </text:list-item>
      </text:list>
      <text:p text:style-name="Text_20_body">After NUWARD, <text:span text:style-name="Strong_20_Emphasis">SMRs ceased to look like a near-term industrial bet</text:span> and started to look like a long-duration, high-burn research play .</text:p>
      <text:p text:style-name="Horizontal_20_Line"/>
      <text:h text:style-name="Heading_20_2" text:outline-level="2">2. What the report <text:span text:style-name="Emphasis">implies</text:span> about funding delays and legislative effects</text:h>
      <text:p text:style-name="Text_20_body">This is where the NAAREA angle becomes clearer.</text:p>
      <text:h text:style-name="Heading_20_3" text:outline-level="3">a) Legislative review did not “cut” SMR funding — it froze momentum</text:h>
      <text:p text:style-name="Text_20_body">The report does <text:span text:style-name="Strong_20_Emphasis">not</text:span> recommend cancelling SMR funding. Instead, it:</text:p>
      <text:list text:style-name="L8">
        <text:list-item>
          <text:p text:style-name="P8">Raises doubts about scalability and governance</text:p>
        </text:list-item>
        <text:list-item>
          <text:p text:style-name="P8">Highlights unresolved safety and liability issues</text:p>
        </text:list-item>
        <text:list-item>
          <text:p text:style-name="P8">Flags underfunding of the nuclear safety authority (ASNR)</text:p>
        </text:list-item>
      </text:list>
      <text:p text:style-name="Text_20_body">The effect is subtle but powerful:<text:line-break/>➡️ <text:span text:style-name="Strong_20_Emphasis">political risk increases</text:span><text:line-break/>➡️ <text:span text:style-name="Strong_20_Emphasis">administrative caution increases</text:span><text:line-break/>➡️ <text:span text:style-name="Strong_20_Emphasis">disbursement speed decreases</text:span></text:p>
      <text:p text:style-name="Text_20_body">This is a classic <text:span text:style-name="Emphasis">French state response to uncertainty</text:span>: slow rather than stop.</text:p>
      <text:p text:style-name="Horizontal_20_Line"/>
      <text:h text:style-name="Heading_20_3" text:outline-level="3">b) France 2030 is vulnerable to credit freezes and re-sequencing</text:h>
      <text:p text:style-name="Text_20_body">Crucially, the report documents that:</text:p>
      <text:list text:style-name="L9">
        <text:list-item>
          <text:p text:style-name="P9">France 2030 credits are <text:span text:style-name="Strong_20_Emphasis">not guaranteed against freezes</text:span></text:p>
        </text:list-item>
        <text:list-item>
          <text:p text:style-name="P9">Over €1.2bn in payment credits were frozen in 2024 alone</text:p>
        </text:list-item>
        <text:list-item>
          <text:p text:style-name="P9">Disbursement depends on multi-layer validation across committees</text:p>
        </text:list-item>
      </text:list>
      <text:p text:style-name="Text_20_body">For capital-intensive SMR start-ups, this creates a lethal mismatch:</text:p>
      <text:list text:style-name="L10">
        <text:list-item>
          <text:p text:style-name="P10">Burn rate: monthly, predictable, rising</text:p>
        </text:list-item>
        <text:list-item>
          <text:p text:style-name="P10">Public money: episodic, revisable, politically contingent</text:p>
        </text:list-item>
      </text:list>
      <text:p text:style-name="Text_20_body">This structural fragility is highlighted in the review as a <text:span text:style-name="Strong_20_Emphasis">systemic flaw of project-based funding</text:span> .</text:p>
      <text:p text:style-name="Horizontal_20_Line"/>
      <text:h text:style-name="Heading_20_3" text:outline-level="3">c) Safety governance uncertainty likely delayed SMR progress</text:h>
      <text:p text:style-name="Text_20_body">The report is unusually blunt about the <text:span text:style-name="Strong_20_Emphasis">underfunding of ASNR</text:span>, warning that:</text:p>
      <text:list text:style-name="L11">
        <text:list-item>
          <text:p text:style-name="P11">Safety expertise may be weakened</text:p>
        </text:list-item>
        <text:list-item>
          <text:p text:style-name="P11"><text:soft-page-break/>Licensing and technical validation could slow</text:p>
        </text:list-item>
        <text:list-item>
          <text:p text:style-name="P11">Research activities could be deprioritised</text:p>
        </text:list-item>
      </text:list>
      <text:p text:style-name="Text_20_body">For an SMR company like NAAREA:</text:p>
      <text:list text:style-name="L12">
        <text:list-item>
          <text:p text:style-name="P12">Regulatory feedback loops are existential</text:p>
        </text:list-item>
        <text:list-item>
          <text:p text:style-name="P12">Any delay in safety review <text:span text:style-name="Strong_20_Emphasis">blocks both public and private capital</text:span></text:p>
        </text:list-item>
        <text:list-item>
          <text:p text:style-name="P12">Investors read regulatory hesitation as a stop signal</text:p>
        </text:list-item>
      </text:list>
      <text:p text:style-name="Text_20_body">This is explicitly flagged as a risk at precisely the moment SMRs are scaling up .</text:p>
      <text:p text:style-name="Horizontal_20_Line"/>
      <text:h text:style-name="Heading_20_2" text:outline-level="2">3. A plausible funding-failure pathway for NAAREA (inferred, not alleged)</text:h>
      <text:p text:style-name="Text_20_body">Putting the pieces together, the report supports the following <text:span text:style-name="Strong_20_Emphasis">structural interpretation</text:span>, without accusing any single actor:</text:p>
      <text:h text:style-name="Heading_20_3" text:outline-level="3">Step 1 — Strategic ambiguity emerges</text:h>
      <text:list text:style-name="L13">
        <text:list-item>
          <text:p text:style-name="P13">NUWARD stalls</text:p>
        </text:list-item>
        <text:list-item>
          <text:p text:style-name="P13">Parliament publicly questions SMR economics and governance</text:p>
        </text:list-item>
        <text:list-item>
          <text:p text:style-name="P13">The “one champion” logic becomes visible</text:p>
        </text:list-item>
      </text:list>
      <text:p text:style-name="Text_20_body">➡️ SMRs move from <text:span text:style-name="Emphasis">priority</text:span> to <text:span text:style-name="Emphasis">optional bet</text:span></text:p>
      <text:p text:style-name="Horizontal_20_Line"/>
      <text:h text:style-name="Heading_20_3" text:outline-level="3">Step 2 — Administrative risk aversion kicks in</text:h>
      <text:list text:style-name="L14">
        <text:list-item>
          <text:p text:style-name="P14">Calls for projects remain open but decisions slow</text:p>
        </text:list-item>
        <text:list-item>
          <text:p text:style-name="P14">Milestones are scrutinised more aggressively</text:p>
        </text:list-item>
        <text:list-item>
          <text:p text:style-name="P14">Tranches are delayed or re-sequenced</text:p>
        </text:list-item>
      </text:list>
      <text:p text:style-name="Text_20_body">➡️ Cash flow uncertainty increases</text:p>
      <text:p text:style-name="Horizontal_20_Line"/>
      <text:h text:style-name="Heading_20_3" text:outline-level="3">Step 3 — Private capital pulls back</text:h>
      <text:list text:style-name="L15">
        <text:list-item>
          <text:p text:style-name="P15">Venture and industrial investors see:</text:p>
          <text:list>
            <text:list-item>
              <text:p text:style-name="P15">No clear state-backed SMR roadmap</text:p>
            </text:list-item>
            <text:list-item>
              <text:p text:style-name="P15">Regulatory uncertainty</text:p>
            </text:list-item>
            <text:list-item>
              <text:p text:style-name="P15">Weak safety authority resourcing</text:p>
            </text:list-item>
          </text:list>
        </text:list-item>
      </text:list>
      <text:p text:style-name="Text_20_body">➡️ Bridge funding dries up</text:p>
      <text:p text:style-name="Horizontal_20_Line"/>
      <text:h text:style-name="Heading_20_3" text:outline-level="3"><text:soft-page-break/>Step 4 — Capital-intensive physics meets thin margins</text:h>
      <text:p text:style-name="Text_20_body">For NAAREA specifically:</text:p>
      <text:list text:style-name="L16">
        <text:list-item>
          <text:p text:style-name="P16">Fast-neutron, molten-salt concepts are <text:span text:style-name="Strong_20_Emphasis">long-horizon</text:span></text:p>
        </text:list-item>
        <text:list-item>
          <text:p text:style-name="P16">They require sustained public support through pre-industrial phases</text:p>
        </text:list-item>
        <text:list-item>
          <text:p text:style-name="P16">Any gap of 6–12 months can be fatal</text:p>
        </text:list-item>
      </text:list>
      <text:p text:style-name="Text_20_body">➡️ Bankruptcy becomes a liquidity event, not a technology verdict</text:p>
      <text:p text:style-name="Horizontal_20_Line"/>
      <text:h text:style-name="Heading_20_2" text:outline-level="2">4. What this means for your story (editorially)</text:h>
      <text:p text:style-name="Text_20_body"><text:span text:style-name="Strong_20_Emphasis">The legislative review did not “kill” NAAREA.</text:span><text:line-break/>But it likely:</text:p>
      <text:list text:style-name="L17">
        <text:list-item>
          <text:p text:style-name="P17">Legitimated doubts already circulating in the state</text:p>
        </text:list-item>
        <text:list-item>
          <text:p text:style-name="P17">Slowed funding decisions at a critical moment</text:p>
        </text:list-item>
        <text:list-item>
          <text:p text:style-name="P17">Signalled to investors that SMRs were no longer politically de-risked</text:p>
        </text:list-item>
      </text:list>
      <text:p text:style-name="Text_20_body">The deeper story is not failure — it is <text:span text:style-name="Strong_20_Emphasis">misalignment</text:span>:</text:p>
      <text:p text:style-name="Quotations">SMRs were funded as if they were start-ups,<text:line-break/>but regulated as if they were sovereign infrastructure.</text:p>
      <text:p text:style-name="Text_20_body">That contradiction runs straight through the report.</text:p>
      <text:p text:style-name="Horizontal_20_Line"/>
      <text:p text:style-name="Text_20_body">If you want, I can:</text:p>
      <text:list text:style-name="L18">
        <text:list-item>
          <text:p text:style-name="P18">Help you <text:span text:style-name="Strong_20_Emphasis">map NAAREA’s funding timeline against France 2030 decision points</text:span></text:p>
        </text:list-item>
        <text:list-item>
          <text:p text:style-name="P18">Draft a <text:span text:style-name="Strong_20_Emphasis">tight explanatory sidebar</text:span> (“Why SMRs struggle under France 2030”)</text:p>
        </text:list-item>
        <text:list-item>
          <text:p text:style-name="P18">Pressure-test this interpretation against <text:span text:style-name="Strong_20_Emphasis">what investors or civil servants would say privately</text:span></text:p>
        </text:list-item>
      </text:list>
      <text:p text:style-name="Text_20_body">Just tell me the tone you’re aiming for: investigative, analytical, or narrative-drive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3:46:51.925661000</meta:creation-date>
    <dc:date>2026-01-29T13:47:54.956772000</dc:date>
    <meta:editing-duration>PT1M4S</meta:editing-duration>
    <meta:editing-cycles>1</meta:editing-cycles>
    <meta:document-statistic meta:table-count="0" meta:image-count="0" meta:object-count="0" meta:page-count="6" meta:paragraph-count="121" meta:word-count="1454" meta:character-count="9704" meta:non-whitespace-character-count="8423"/>
    <meta:generator>LibreOffice/25.2.3.2$MacOSX_AARCH64 LibreOffice_project/bbb074479178df812d175f709636b368952c2ce3</meta:generator>
  </office:meta>
</office:document-meta>
</file>